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ato" svg:font-family="Lato, 'Helvetica Neue', Helvetica, Arial, sans-serif"/>
    <style:font-face style:name="Lucida Grande" svg:font-family="'Lucida Grande', 'Lucida Sans Unicode', Helvetica, Arial, Verdana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1563in" fo:margin-right="0.1563in" fo:margin-top="0.1563in" fo:margin-bottom="0.1043in" loext:contextual-spacing="false" fo:line-height="160%" fo:text-align="justify" style:justify-single-word="false" fo:text-indent="0in" style:auto-text-indent="false" fo:padding="0in" fo:border="none"/>
      <style:text-properties loext:padding="0in" loext:border="none"/>
    </style:style>
    <style:style style:name="P2" style:family="paragraph" style:parent-style-name="Text_20_body">
      <style:paragraph-properties fo:margin-left="0.1563in" fo:margin-right="0.1563in" fo:margin-top="0.1563in" fo:margin-bottom="0.1043in" loext:contextual-spacing="false" fo:line-height="160%" fo:text-align="justify" style:justify-single-word="false" fo:text-indent="0in" style:auto-text-indent="false" fo:padding="0in" fo:border="none"/>
      <style:text-properties fo:font-variant="normal" fo:text-transform="none" fo:color="#505050" fo:letter-spacing="normal" fo:background-color="#ffffff" loext:padding="0in" loext:border="none"/>
    </style:style>
    <style:style style:name="P3" style:family="paragraph" style:parent-style-name="Text_20_body">
      <style:paragraph-properties fo:margin-left="0.1563in" fo:margin-right="0.1563in" fo:margin-top="0.1563in" fo:margin-bottom="0.1043in" loext:contextual-spacing="false" fo:line-height="160%" fo:text-align="justify" style:justify-single-word="false" fo:text-indent="0in" style:auto-text-indent="false" fo:padding="0in" fo:border="none"/>
      <style:text-properties fo:font-variant="normal" fo:text-transform="none" fo:color="#505050" fo:letter-spacing="normal" fo:background-color="#ffffff" style:font-name-asian="Lucida Grande" style:font-size-asian="10.5pt" style:font-style-asian="normal" style:font-weight-asian="normal" loext:padding="0in" loext:border="none"/>
    </style:style>
    <style:style style:name="P4" style:family="paragraph" style:parent-style-name="Text_20_body">
      <style:paragraph-properties fo:margin-left="0.1563in" fo:margin-right="0.1563in" fo:margin-top="0.1563in" fo:margin-bottom="0.1043in" loext:contextual-spacing="false" fo:line-height="160%" fo:text-align="justify" style:justify-single-word="false" fo:text-indent="0in" style:auto-text-indent="false" fo:padding="0in" fo:border="none"/>
      <style:text-properties fo:font-variant="normal" fo:text-transform="none" fo:color="#505050" style:font-name="Lucida Grande" fo:font-size="10.5pt" fo:letter-spacing="normal" fo:font-style="normal" fo:font-weight="normal" fo:background-color="#ffffff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padding="0in" fo:border="none"/>
      <style:text-properties fo:font-variant="normal" fo:text-transform="none" fo:color="#000000" style:font-name="Monaco" fo:font-size="9pt" fo:letter-spacing="normal" fo:font-style="normal" fo:font-weight="normal" fo:background-color="#f5f5f5" loext:padding="0.0193in" loext:border="0.06pt solid #ccccc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60%" fo:text-align="justify" style:justify-single-word="false" fo:text-indent="0in" style:auto-text-indent="false" fo:padding="0in" fo:border="none"/>
      <style:text-properties fo:font-variant="normal" fo:text-transform="none" fo:color="#000000" style:font-name="Monaco" fo:font-size="9pt" fo:letter-spacing="normal" fo:font-style="normal" fo:font-weight="normal" fo:background-color="#f5f5f5" loext:padding="0.0193in" loext:border="0.06pt solid #ccccc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padding="0in" fo:border="none"/>
      <style:text-properties fo:font-variant="normal" fo:text-transform="none" fo:color="#000000" fo:letter-spacing="normal" fo:background-color="#f5f5f5" loext:padding="0.0193in" loext:border="0.06pt solid #cccccc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padding="0in" fo:border="none"/>
      <style:text-properties fo:font-variant="normal" fo:text-transform="none" fo:color="#800080" style:font-name="Courier New" fo:font-size="9pt" fo:letter-spacing="normal" fo:font-style="normal" fo:font-weight="normal" fo:background-color="#f5f5f5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fo:line-height="150%" fo:text-align="justify" style:justify-single-word="false" fo:padding="0in" fo:border="none"/>
      <style:text-properties fo:font-variant="normal" fo:text-transform="none" fo:color="#000000" fo:letter-spacing="normal" fo:background-color="#f5f5f5" loext:padding="0.0193in" loext:border="0.06pt solid #cccccc"/>
    </style:style>
    <style:style style:name="P11" style:family="paragraph" style:parent-style-name="Preformatted_20_Text">
      <style:paragraph-properties fo:margin-top="0in" fo:margin-bottom="0in" loext:contextual-spacing="false" fo:line-height="150%" fo:text-align="justify" style:justify-single-word="false" fo:padding="0in" fo:border="none"/>
      <style:text-properties fo:font-variant="normal" fo:text-transform="none" fo:color="#000000" fo:letter-spacing="normal" fo:background-color="#f5f5f5" loext:padding="0in" loext:border="none"/>
    </style:style>
    <style:style style:name="P12" style:family="paragraph" style:parent-style-name="Preformatted_20_Text">
      <style:paragraph-properties fo:margin-top="0in" fo:margin-bottom="0in" loext:contextual-spacing="false" fo:line-height="150%" fo:text-align="justify" style:justify-single-word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fo:line-height="150%" fo:text-align="justify" style:justify-single-word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e00000" style:text-line-through-style="none" style:text-line-through-type="none" style:font-name="Lato" fo:font-size="15pt" fo:letter-spacing="normal" fo:font-style="normal" style:text-underline-style="none" style:text-blinking="false" loext:padding="0in" loext:border="none"/>
    </style:style>
    <style:style style:name="T3" style:family="text">
      <style:text-properties fo:font-variant="normal" fo:text-transform="none" fo:color="#e00000" style:text-line-through-style="none" style:text-line-through-type="none" fo:letter-spacing="normal" style:text-underline-style="none" style:text-blinking="false" style:font-name-asian="Lato" style:font-size-asian="15pt" style:font-style-asian="normal" loext:padding="0in" loext:border="none"/>
    </style:style>
    <style:style style:name="T4" style:family="text">
      <style:text-properties style:font-name="Lucida Grande" fo:font-size="10.5pt" fo:font-style="normal" fo:font-weight="normal"/>
    </style:style>
    <style:style style:name="T5" style:family="text">
      <style:text-properties style:font-name-asian="Lucida Grande" style:font-size-asian="10.5pt" style:font-style-asian="normal" style:font-weight-asian="normal"/>
    </style:style>
    <style:style style:name="T6" style:family="text">
      <style:text-properties style:font-name="Courier New" loext:padding="0in" loext:border="none"/>
    </style:style>
    <style:style style:name="T7" style:family="text">
      <style:text-properties style:font-name="Courier New" fo:font-size="9pt" fo:font-style="normal" fo:font-weight="normal"/>
    </style:style>
    <style:style style:name="T8" style:family="text">
      <style:text-properties style:font-name="Courier New" fo:font-size="9pt" fo:font-style="normal" fo:font-weight="normal" loext:padding="0in" loext:border="none"/>
    </style:style>
    <style:style style:name="T9" style:family="text">
      <style:text-properties style:font-name="Monaco" fo:font-size="9pt" fo:font-style="normal" fo:font-weight="normal"/>
    </style:style>
    <style:style style:name="T10" style:family="text">
      <style:text-properties style:font-name="Monaco" fo:font-size="9pt" fo:font-style="normal" fo:font-weight="normal" loext:padding="0in" loext:border="none"/>
    </style:style>
    <style:style style:name="T11" style:family="text">
      <style:text-properties fo:color="#800000" style:font-name="Courier New" fo:font-size="9pt" fo:font-style="normal" fo:font-weight="normal" loext:padding="0in" loext:border="none"/>
    </style:style>
    <style:style style:name="T12" style:family="text">
      <style:text-properties fo:color="#0000ff" style:font-name="Courier New" fo:font-size="9pt" fo:font-style="normal" fo:font-weight="normal" loext:padding="0in" loext:border="none"/>
    </style:style>
    <style:style style:name="T13" style:family="text">
      <style:text-properties fo:color="#800080" style:font-name="Courier New" fo:font-size="9pt" fo:font-style="normal" fo:font-weight="normal" loext:padding="0in" loext:border="none"/>
    </style:style>
    <style:style style:name="T14" style:family="text">
      <style:text-properties fo:color="#800080" style:font-name="Courier New" loext:padding="0in" loext:border="none"/>
    </style:style>
    <style:style style:name="T15" style:family="text">
      <style:text-properties fo:color="#008000" style:font-name="Courier New" fo:font-size="9pt" fo:font-style="normal" fo:font-weight="normal" loext:padding="0in" loext:border="none"/>
    </style:style>
    <style:style style:name="T16" style:family="text">
      <style:text-properties fo:color="#008000" style:font-name="Monaco" fo:font-size="9pt" fo:font-style="normal" fo:font-weight="normal" loext:padding="0in" loext:border="none"/>
    </style:style>
    <style:style style:name="T17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lialong1st/p/9093851.html" text:style-name="Internet_20_link" text:visited-style-name="Visited_20_Internet_20_Link"><text:span text:style-name="T2">Android getevent</text:span></text:a><text:a xlink:type="simple" xlink:href="https://www.cnblogs.com/lialong1st/p/9093851.html" text:style-name="Internet_20_link" text:visited-style-name="Visited_20_Internet_20_Link"><text:span text:style-name="T3">用法详解</text:span></text:a></text:h>
      <text:section text:style-name="Sect1" text:name="cnblogs_post_body">
        <text:p text:style-name="P1">getevent 指令用于获取 input 输入事件，比如获取按键上报信息、获取触摸屏上报信息等。</text:p>
        <text:p text:style-name="P2"><text:span text:style-name="T5">指令源码路径：</text:span><text:span text:style-name="T4">/system/core/toolbox/getevent.c</text:span></text:p>
        <text:p text:style-name="P2"> </text:p>
        <text:p text:style-name="P2"><text:span text:style-name="T4">getevent -h</text:span><text:span text:style-name="T5">：查看 </text:span><text:span text:style-name="T4">getevent </text:span><text:span text:style-name="T5">帮助信息</text:span></text:p>
        <text:p text:style-name="P5">root@rk3288:/ # getevent -<text:span text:style-name="T6">h</text:span></text:p>
        <text:p text:style-name="P5"><text:span text:style-name="T6">getevent </text:span>-<text:span text:style-name="T6">h</text:span></text:p>
        <text:p text:style-name="P5"><text:span text:style-name="T6">Usage: getevent [</text:span>-t] [-n] [-s switchmask] [-S] [-v [mask]] [-d] [-p] [-i] [-l] [-q] [-c count] [-<text:span text:style-name="T6">r] [device]</text:span></text:p>
        <text:p text:style-name="P7"><text:span text:style-name="T1"><text:s text:c="4"/></text:span><text:span text:style-name="T9">-</text:span><text:span text:style-name="T8">t: show time stamps</text:span></text:p>
        <text:p text:style-name="P7"><text:span text:style-name="T1"><text:s text:c="4"/></text:span><text:span text:style-name="T9">-n: don</text:span><text:span text:style-name="T11">'t print newlines</text:span></text:p>
        <text:p text:style-name="P7"><text:s text:c="4"/><text:span text:style-name="T9">-s: print </text:span><text:span text:style-name="T12">switch</text:span><text:span text:style-name="T9"> states </text:span><text:span text:style-name="T12">for</text:span><text:span text:style-name="T10"> </text:span><text:span text:style-name="T8">given bits</text:span></text:p>
        <text:p text:style-name="P7"><text:span text:style-name="T1"><text:s text:c="4"/></text:span><text:span text:style-name="T9">-S: print all </text:span><text:span text:style-name="T12">switch</text:span><text:span text:style-name="T10"> </text:span><text:span text:style-name="T8">states</text:span></text:p>
        <text:p text:style-name="P7"><text:span text:style-name="T1"><text:s text:c="4"/></text:span><text:span text:style-name="T9">-v: verbosity mask (errs=</text:span><text:span text:style-name="T13">1</text:span><text:span text:style-name="T9">, dev=</text:span><text:span text:style-name="T13">2</text:span><text:span text:style-name="T9">, name=</text:span><text:span text:style-name="T13">4</text:span><text:span text:style-name="T9">, info=</text:span><text:span text:style-name="T13">8</text:span><text:span text:style-name="T9">, vers=</text:span><text:span text:style-name="T13">16</text:span><text:span text:style-name="T9">, pos. events=</text:span><text:span text:style-name="T13">32</text:span><text:span text:style-name="T9">, props=</text:span><text:span text:style-name="T13">64</text:span><text:span text:style-name="T8">)</text:span></text:p>
        <text:p text:style-name="P7"><text:span text:style-name="T1"><text:s text:c="4"/></text:span><text:span text:style-name="T9">-d: show HID descriptor, </text:span><text:span text:style-name="T12">if</text:span><text:span text:style-name="T10"> </text:span><text:span text:style-name="T8">available</text:span></text:p>
        <text:p text:style-name="P7"><text:span text:style-name="T1"><text:s text:c="4"/></text:span><text:span text:style-name="T9">-</text:span><text:span text:style-name="T8">p: show possible events (errs, dev, name, pos. events)</text:span></text:p>
        <text:p text:style-name="P7"><text:span text:style-name="T1"><text:s text:c="4"/></text:span><text:span text:style-name="T9">-</text:span><text:span text:style-name="T8">i: show all device info and possible events</text:span></text:p>
        <text:p text:style-name="P7"><text:span text:style-name="T1"><text:s text:c="4"/></text:span><text:span text:style-name="T9">-l: label </text:span><text:span text:style-name="T12">event</text:span><text:span text:style-name="T9"> types and names </text:span><text:span text:style-name="T12">in</text:span><text:span text:style-name="T10"> </text:span><text:span text:style-name="T8">plain text</text:span></text:p>
        <text:p text:style-name="P7"><text:span text:style-name="T1"><text:s text:c="4"/></text:span><text:span text:style-name="T9">-</text:span><text:span text:style-name="T8">q: quiet (clear verbosity mask)</text:span></text:p>
        <text:p text:style-name="P7"><text:span text:style-name="T1"><text:s text:c="4"/></text:span><text:span text:style-name="T9">-</text:span><text:span text:style-name="T8">c: print given number of events then exit</text:span></text:p>
        <text:p text:style-name="P10"><text:span text:style-name="T1"><text:s text:c="4"/></text:span><text:span text:style-name="T9">-r: print rate events are received</text:span></text:p>
        <text:p text:style-name="P2"> </text:p>
        <text:p text:style-name="P2"><text:span text:style-name="T4">getevent</text:span><text:span text:style-name="T5">：显示当前有那些输入设备，数量与 </text:span><text:span text:style-name="T4">/dev/input </text:span><text:span text:style-name="T5">目录下相同</text:span></text:p>
        <text:p text:style-name="P5">root@rk3288:/<text:span text:style-name="T1"> </text:span><text:span text:style-name="T6"># getevent</text:span></text:p>
        <text:p text:style-name="P12">getevent</text:p>
        <text:p text:style-name="P5"><text:span text:style-name="T6">add device </text:span><text:span text:style-name="T14">1</text:span>: /dev/input/<text:span text:style-name="T6">event3</text:span></text:p>
        <text:p text:style-name="P7"><text:span text:style-name="T1"><text:s text:c="2"/></text:span><text:span text:style-name="T8">name: <text:s text:c="4"/></text:span><text:span text:style-name="T11">"ILITEK Multi-Touch-V3020"</text:span></text:p>
        <text:p text:style-name="P5"><text:span text:style-name="T6">add device </text:span><text:span text:style-name="T14">2</text:span>: /dev/input/<text:span text:style-name="T6">event2</text:span></text:p>
        <text:p text:style-name="P7"><text:span text:style-name="T1"><text:s text:c="2"/></text:span><text:span text:style-name="T8">name: <text:s text:c="4"/></text:span><text:span text:style-name="T11">"PC Camera"</text:span></text:p>
        <text:p text:style-name="P5"><text:span text:style-name="T6">add device </text:span><text:span text:style-name="T14">3</text:span>: /dev/input/<text:span text:style-name="T6">event1</text:span></text:p>
        <text:p text:style-name="P7"><text:soft-page-break/><text:span text:style-name="T1"><text:s text:c="2"/></text:span><text:span text:style-name="T8">name: <text:s text:c="4"/></text:span><text:span text:style-name="T11">"gsensor"</text:span></text:p>
        <text:p text:style-name="P5"><text:span text:style-name="T6">add device </text:span><text:span text:style-name="T14">4</text:span>: /dev/input/<text:span text:style-name="T6">event0</text:span></text:p>
        <text:p text:style-name="P7"><text:span text:style-name="T1"><text:s text:c="2"/></text:span><text:span text:style-name="T8">name: <text:s text:c="4"/></text:span><text:span text:style-name="T11">"rk29-keypad"</text:span></text:p>
        <text:p text:style-name="P13"/>
        <text:p text:style-name="P5"><text:span text:style-name="T6">root@rk3288:</text:span>/ # ls /dev/<text:span text:style-name="T6">input</text:span></text:p>
        <text:p text:style-name="P5"><text:span text:style-name="T6">ls </text:span>/dev/<text:span text:style-name="T6">input</text:span></text:p>
        <text:p text:style-name="P12">event0</text:p>
        <text:p text:style-name="P12">event1</text:p>
        <text:p text:style-name="P12">event2</text:p>
        <text:p text:style-name="P12">event3</text:p>
        <text:p text:style-name="P2"> </text:p>
        <text:p text:style-name="P3">查看默认上报数据</text:p>
        <text:p text:style-name="P5">root@rk3288:/ # getevent /dev/input/<text:span text:style-name="T6">event3</text:span></text:p>
        <text:p text:style-name="P5"><text:span text:style-name="T6">getevent </text:span>/dev/input/<text:span text:style-name="T6">event3</text:span></text:p>
        <text:p text:style-name="P5"><text:span text:style-name="T14">0003</text:span> <text:span text:style-name="T14">0039</text:span> <text:span text:style-name="T14">00000004</text:span></text:p>
        <text:p text:style-name="P5"><text:span text:style-name="T14">0003</text:span> <text:span text:style-name="T14">0035</text:span> <text:span text:style-name="T14">00002324</text:span></text:p>
        <text:p text:style-name="P5"><text:span text:style-name="T14">0003</text:span> <text:span text:style-name="T14">0036</text:span><text:span text:style-name="T1"> </text:span><text:span text:style-name="T6">00001a9f</text:span></text:p>
        <text:p text:style-name="P5"><text:span text:style-name="T14">0001</text:span> 014a <text:span text:style-name="T14">00000001</text:span></text:p>
        <text:p text:style-name="P5"><text:span text:style-name="T14">0003</text:span> <text:span text:style-name="T14">0000</text:span> <text:span text:style-name="T14">00002324</text:span></text:p>
        <text:p text:style-name="P5"><text:span text:style-name="T14">0003</text:span> <text:span text:style-name="T14">0001</text:span><text:span text:style-name="T1"> </text:span><text:span text:style-name="T6">00001a9f</text:span></text:p>
        <text:p text:style-name="P5"><text:span text:style-name="T14">0000</text:span> <text:span text:style-name="T14">0000</text:span> <text:span text:style-name="T14">00000000</text:span></text:p>
        <text:p text:style-name="P5"><text:span text:style-name="T14">0003</text:span> <text:span text:style-name="T14">0039</text:span><text:span text:style-name="T1"> </text:span><text:span text:style-name="T6">ffffffff</text:span></text:p>
        <text:p text:style-name="P5"><text:span text:style-name="T14">0001</text:span> 014a <text:span text:style-name="T14">00000000</text:span></text:p>
        <text:p text:style-name="P5"><text:span text:style-name="T14">0000</text:span> <text:span text:style-name="T14">0000</text:span> <text:span text:style-name="T14">00000000</text:span></text:p>
        <text:p text:style-name="P2"> </text:p>
        <text:p text:style-name="P2"><text:span text:style-name="T4">-t</text:span><text:span text:style-name="T5">：显示时间戳</text:span></text:p>
        <text:p text:style-name="P7"><text:span text:style-name="T15">//</text:span><text:span text:style-name="T16"> </text:span><text:span text:style-name="T17">读取 </text:span><text:span text:style-name="T15">event3 </text:span><text:span text:style-name="T17">数据（触摸屏）</text:span></text:p>
        <text:p text:style-name="P5">root@rk3288:/ # getevent -t /dev/input/<text:span text:style-name="T6">event3</text:span></text:p>
        <text:p text:style-name="P5"><text:span text:style-name="T6">getevent </text:span>-t /dev/input/<text:span text:style-name="T6">event3</text:span></text:p>
        <text:p text:style-name="P5"><text:span text:style-name="T6">[ <text:s text:c="3"/></text:span><text:span text:style-name="T14">1141.248434</text:span>] <text:span text:style-name="T14">0003</text:span> <text:span text:style-name="T14">0039</text:span><text:span text:style-name="T1"> </text:span><text:span text:style-name="T6">0000000e</text:span></text:p>
        <text:p text:style-name="P5"><text:span text:style-name="T6">[ <text:s text:c="3"/></text:span><text:span text:style-name="T14">1141.248434</text:span>] <text:span text:style-name="T14">0003</text:span> <text:span text:style-name="T14">0035</text:span><text:span text:style-name="T1"> </text:span><text:span text:style-name="T6">00002cd4</text:span></text:p>
        <text:p text:style-name="P5"><text:span text:style-name="T6">[ <text:s text:c="3"/></text:span><text:span text:style-name="T14">1141.248434</text:span>] <text:span text:style-name="T14">0003</text:span> <text:span text:style-name="T14">0036</text:span><text:span text:style-name="T1"> </text:span><text:span text:style-name="T6">00001a09</text:span></text:p>
        <text:p text:style-name="P5"><text:span text:style-name="T6">[ <text:s text:c="3"/></text:span><text:span text:style-name="T14">1141.248434</text:span>] <text:span text:style-name="T14">0001</text:span> 014a <text:span text:style-name="T14">00000001</text:span></text:p>
        <text:p text:style-name="P5"><text:soft-page-break/><text:span text:style-name="T6">[ <text:s text:c="3"/></text:span><text:span text:style-name="T14">1141.248434</text:span>] <text:span text:style-name="T14">0003</text:span> <text:span text:style-name="T14">0000</text:span><text:span text:style-name="T1"> </text:span><text:span text:style-name="T6">00002cd4</text:span></text:p>
        <text:p text:style-name="P5"><text:span text:style-name="T6">[ <text:s text:c="3"/></text:span><text:span text:style-name="T14">1141.248434</text:span>] <text:span text:style-name="T14">0003</text:span> <text:span text:style-name="T14">0001</text:span><text:span text:style-name="T1"> </text:span><text:span text:style-name="T6">00001a09</text:span></text:p>
        <text:p text:style-name="P5"><text:span text:style-name="T6">[ <text:s text:c="3"/></text:span><text:span text:style-name="T14">1141.248434</text:span>] <text:span text:style-name="T14">0000</text:span> <text:span text:style-name="T14">0000</text:span> <text:span text:style-name="T14">00000000</text:span></text:p>
        <text:p text:style-name="P5"><text:span text:style-name="T6">[ <text:s text:c="3"/></text:span><text:span text:style-name="T14">1141.322181</text:span>] <text:span text:style-name="T14">0003</text:span> <text:span text:style-name="T14">0039</text:span><text:span text:style-name="T1"> </text:span><text:span text:style-name="T6">ffffffff</text:span></text:p>
        <text:p text:style-name="P5"><text:span text:style-name="T6">[ <text:s text:c="3"/></text:span><text:span text:style-name="T14">1141.322181</text:span>] <text:span text:style-name="T14">0001</text:span> 014a <text:span text:style-name="T14">00000000</text:span></text:p>
        <text:p text:style-name="P5"><text:span text:style-name="T6">[ <text:s text:c="3"/></text:span><text:span text:style-name="T14">1141.322181</text:span>] <text:span text:style-name="T14">0000</text:span> <text:span text:style-name="T14">0000</text:span> <text:span text:style-name="T14">00000000</text:span></text:p>
        <text:p text:style-name="P2"> </text:p>
        <text:p text:style-name="P2"><text:span text:style-name="T4">-n</text:span><text:span text:style-name="T5">：不换行打印</text:span></text:p>
        <text:p text:style-name="P5">root@rk3288:/ # getevent -n /dev/input/<text:span text:style-name="T6">event3</text:span></text:p>
        <text:p text:style-name="P5"><text:span text:style-name="T6">getevent </text:span>-n /dev/input/<text:span text:style-name="T6">event3</text:span></text:p>
        <text:p text:style-name="P5"><text:span text:style-name="T14">0003</text:span> <text:span text:style-name="T14">0039</text:span> <text:span text:style-name="T14">000000020003</text:span> <text:span text:style-name="T14">0035</text:span> 00002f000003 <text:span text:style-name="T14">0036</text:span> 00001a4e0001 014a <text:span text:style-name="T14">000000010003</text:span> <text:span text:style-name="T14">0000</text:span> 00002f000003 <text:span text:style-name="T14">0001</text:span> 00001a4e0000 <text:span text:style-name="T14">0000</text:span> <text:span text:style-name="T14">000000000003</text:span> <text:span text:style-name="T14">0039</text:span> ffffffff0001 014a <text:span text:style-name="T14">000000000000</text:span> <text:span text:style-name="T14">0000</text:span> <text:span text:style-name="T14">000000000003</text:span> <text:span text:style-name="T14">0039</text:span> <text:span text:style-name="T14">000000030003</text:span> <text:span text:style-name="T14">0035</text:span> 00002e880003 <text:span text:style-name="T14">0036</text:span> 000019b80001 014a <text:span text:style-name="T14">000000010003</text:span> <text:span text:style-name="T14">0000</text:span> 00002e880003 <text:span text:style-name="T14">0001</text:span> 000019b80000 <text:span text:style-name="T14">0000</text:span> <text:span text:style-name="T14">000000000003</text:span> <text:span text:style-name="T14">0039</text:span> ffffffff0001 014a <text:span text:style-name="T14">000000000000</text:span> <text:span text:style-name="T14">0000</text:span> <text:span text:style-name="T14">000000000003</text:span> <text:span text:style-name="T14">0039</text:span> <text:span text:style-name="T14">000000040003</text:span> <text:span text:style-name="T14">0035</text:span> 00002d700003 <text:span text:style-name="T14">0036</text:span> 00001a000001 014a <text:span text:style-name="T14">000000010003</text:span> <text:span text:style-name="T14">0000</text:span> 00002d700003 <text:span text:style-name="T14">0001</text:span> 00001a000000 <text:span text:style-name="T14">0000</text:span> <text:span text:style-name="T14">000000000003</text:span> <text:span text:style-name="T14">0039</text:span> ffffffff0001 014a <text:span text:style-name="T14">000000000000</text:span> <text:span text:style-name="T14">0000</text:span> <text:span text:style-name="T14">000000000003</text:span> <text:span text:style-name="T14">0039</text:span> <text:span text:style-name="T14">000000050003</text:span> <text:span text:style-name="T14">0035</text:span> 00002d080003 <text:span text:style-name="T14">0036</text:span> 000019a50001 014a <text:span text:style-name="T14">000000010003</text:span> <text:span text:style-name="T14">0000</text:span> 00002d080003 <text:span text:style-name="T14">0001</text:span> 000019a50000 <text:span text:style-name="T14">0000</text:span> <text:span text:style-name="T14">000000000003</text:span> <text:span text:style-name="T14">0039</text:span> ffffffff0001 014a <text:span text:style-name="T14">000000000000</text:span></text:p>
        <text:p text:style-name="P2"> </text:p>
        <text:p text:style-name="P2"><text:span text:style-name="T4">-s</text:span><text:span text:style-name="T5">：显示指定位的开关状态</text:span></text:p>
        <text:p text:style-name="P5">root@rk3288:/ # getevent -s5 /dev/input/<text:span text:style-name="T6">event3</text:span></text:p>
        <text:p text:style-name="P5"><text:span text:style-name="T6">getevent </text:span>-s5 /dev/input/<text:span text:style-name="T6">event3</text:span></text:p>
        <text:p text:style-name="P9">0000</text:p>
        <text:p text:style-name="P2"> </text:p>
        <text:p text:style-name="P2"><text:span text:style-name="T4">-S</text:span><text:span text:style-name="T5">：显示所有位的开关状态</text:span></text:p>
        <text:p text:style-name="P5">root@rk3288:/ # getevent -S /dev/input/<text:span text:style-name="T6">event3</text:span></text:p>
        <text:p text:style-name="P5"><text:span text:style-name="T6">getevent </text:span>-S /dev/input/<text:span text:style-name="T6">event3</text:span></text:p>
        <text:p text:style-name="P5"><text:span text:style-name="T14">0000</text:span> </text:p>
        <text:p text:style-name="P2"><text:soft-page-break/> </text:p>
        <text:p text:style-name="P2"><text:span text:style-name="T4">-v</text:span><text:span text:style-name="T5">：根据 </text:span><text:span text:style-name="T4">mask </text:span><text:span text:style-name="T5">值显示相关信息，执行后会一直显示上报数据</text:span></text:p>
        <text:p text:style-name="P4">errs=1, dev=2, name=4, info=8, vers=16, pos. events=32, props=64</text:p>
        <text:p text:style-name="P2"><text:span text:style-name="T5">默认显示 </text:span><text:span text:style-name="T4">dev| name| info| vers = 30;</text:span></text:p>
        <text:p text:style-name="P5">root@rk3288:/ # getevent -v /dev/input/<text:span text:style-name="T6">event3</text:span></text:p>
        <text:p text:style-name="P5"><text:span text:style-name="T6">getevent </text:span>-v /dev/input/<text:span text:style-name="T6">event3</text:span></text:p>
        <text:p text:style-name="P5"><text:span text:style-name="T6">add device </text:span><text:span text:style-name="T14">1</text:span>: /dev/input/<text:span text:style-name="T6">event3</text:span></text:p>
        <text:p text:style-name="P7"><text:span text:style-name="T1"><text:s text:c="2"/></text:span><text:span text:style-name="T8">bus: <text:s text:c="5"/></text:span><text:span text:style-name="T13">0003</text:span></text:p>
        <text:p text:style-name="P11"><text:s text:c="2"/><text:span text:style-name="T7">vendor <text:s text:c="3"/>222a</text:span></text:p>
        <text:p text:style-name="P11"><text:s text:c="2"/><text:span text:style-name="T7">product <text:s text:c="2"/>004d</text:span></text:p>
        <text:p text:style-name="P7"><text:span text:style-name="T1"><text:s text:c="2"/></text:span><text:span text:style-name="T8">version <text:s text:c="2"/></text:span><text:span text:style-name="T13">0110</text:span></text:p>
        <text:p text:style-name="P7"><text:span text:style-name="T1"><text:s text:c="2"/></text:span><text:span text:style-name="T8">name: <text:s text:c="4"/></text:span><text:span text:style-name="T11">"ILITEK Multi-Touch-V3020"</text:span></text:p>
        <text:p text:style-name="P7"><text:span text:style-name="T1"><text:s text:c="2"/></text:span><text:span text:style-name="T8">location: </text:span><text:span text:style-name="T11">"usb-ff540000.usb-1.3/input0"</text:span></text:p>
        <text:p text:style-name="P7"><text:span text:style-name="T1"><text:s text:c="2"/></text:span><text:span text:style-name="T8">id: <text:s text:c="6"/></text:span><text:span text:style-name="T11">""</text:span></text:p>
        <text:p text:style-name="P7"><text:span text:style-name="T1"><text:s text:c="2"/></text:span><text:span text:style-name="T8">version: <text:s/></text:span><text:span text:style-name="T13">1.0</text:span><text:span text:style-name="T9">.</text:span><text:span text:style-name="T13">1</text:span></text:p>
        <text:p text:style-name="P13"/>
        <text:p text:style-name="P5"><text:span text:style-name="T6">root@rk3288:</text:span>/ # getevent -v30 /dev/input/<text:span text:style-name="T6">event3</text:span></text:p>
        <text:p text:style-name="P5"><text:span text:style-name="T6">getevent </text:span>-v30 /dev/input/<text:span text:style-name="T6">event3</text:span></text:p>
        <text:p text:style-name="P5"><text:span text:style-name="T6">add device </text:span><text:span text:style-name="T14">1</text:span>: /dev/input/<text:span text:style-name="T6">event3</text:span></text:p>
        <text:p text:style-name="P7"><text:span text:style-name="T1"><text:s text:c="2"/></text:span><text:span text:style-name="T8">bus: <text:s text:c="5"/></text:span><text:span text:style-name="T13">0003</text:span></text:p>
        <text:p text:style-name="P11"><text:s text:c="2"/><text:span text:style-name="T7">vendor <text:s text:c="3"/>222a</text:span></text:p>
        <text:p text:style-name="P11"><text:s text:c="2"/><text:span text:style-name="T7">product <text:s text:c="2"/>004d</text:span></text:p>
        <text:p text:style-name="P7"><text:span text:style-name="T1"><text:s text:c="2"/></text:span><text:span text:style-name="T8">version <text:s text:c="2"/></text:span><text:span text:style-name="T13">0110</text:span></text:p>
        <text:p text:style-name="P7"><text:span text:style-name="T1"><text:s text:c="2"/></text:span><text:span text:style-name="T8">name: <text:s text:c="4"/></text:span><text:span text:style-name="T11">"ILITEK Multi-Touch-V3020"</text:span></text:p>
        <text:p text:style-name="P7"><text:span text:style-name="T1"><text:s text:c="2"/></text:span><text:span text:style-name="T8">location: </text:span><text:span text:style-name="T11">"usb-ff540000.usb-1.3/input0"</text:span></text:p>
        <text:p text:style-name="P7"><text:span text:style-name="T1"><text:s text:c="2"/></text:span><text:span text:style-name="T8">id: <text:s text:c="6"/></text:span><text:span text:style-name="T11">""</text:span></text:p>
        <text:p text:style-name="P7"><text:span text:style-name="T1"><text:s text:c="2"/></text:span><text:span text:style-name="T8">version: <text:s/></text:span><text:span text:style-name="T13">1.0</text:span><text:span text:style-name="T9">.</text:span><text:span text:style-name="T13">1</text:span></text:p>
        <text:p text:style-name="P13"/>
        <text:p text:style-name="P5"><text:span text:style-name="T6">root@rk3288:</text:span>/ # getevent -v2 /dev/input/<text:span text:style-name="T6">event3</text:span></text:p>
        <text:p text:style-name="P5"><text:span text:style-name="T6">getevent </text:span>-v2 /dev/input/<text:span text:style-name="T6">event3</text:span></text:p>
        <text:p text:style-name="P5"><text:span text:style-name="T6">add device </text:span><text:span text:style-name="T14">1</text:span>: /dev/input/<text:span text:style-name="T6">event3</text:span></text:p>
        <text:p text:style-name="P13"/>
        <text:p text:style-name="P5"><text:span text:style-name="T6">root@rk3288:</text:span>/ # getevent -v8 /dev/input/<text:span text:style-name="T6">event3</text:span></text:p>
        <text:p text:style-name="P5"><text:span text:style-name="T6">getevent </text:span>-v8 /dev/input/<text:span text:style-name="T6">event3</text:span></text:p>
        <text:p text:style-name="P7"><text:span text:style-name="T1"><text:s text:c="2"/></text:span><text:span text:style-name="T8">bus: <text:s text:c="5"/></text:span><text:span text:style-name="T13">0003</text:span></text:p>
        <text:p text:style-name="P11"><text:soft-page-break/><text:s text:c="2"/><text:span text:style-name="T7">vendor <text:s text:c="3"/>222a</text:span></text:p>
        <text:p text:style-name="P11"><text:s text:c="2"/><text:span text:style-name="T7">product <text:s text:c="2"/>004d</text:span></text:p>
        <text:p text:style-name="P7"><text:span text:style-name="T1"><text:s text:c="2"/></text:span><text:span text:style-name="T8">version <text:s text:c="2"/></text:span><text:span text:style-name="T13">0110</text:span></text:p>
        <text:p text:style-name="P7"><text:span text:style-name="T1"><text:s text:c="2"/></text:span><text:span text:style-name="T8">location: </text:span><text:span text:style-name="T11">"usb-ff540000.usb-1.3/input0"</text:span></text:p>
        <text:p text:style-name="P7"><text:span text:style-name="T1"><text:s text:c="2"/></text:span><text:span text:style-name="T8">id: <text:s text:c="6"/></text:span><text:span text:style-name="T11">""</text:span></text:p>
        <text:p text:style-name="P13"/>
        <text:p text:style-name="P5"><text:span text:style-name="T6">root@rk3288:</text:span>/ # getevent -v16 /dev/input/<text:span text:style-name="T6">event3</text:span></text:p>
        <text:p text:style-name="P5"><text:span text:style-name="T6">getevent </text:span>-v16 /dev/input/<text:span text:style-name="T6">event3</text:span></text:p>
        <text:p text:style-name="P7"><text:span text:style-name="T1"><text:s text:c="2"/></text:span><text:span text:style-name="T8">version: <text:s/></text:span><text:span text:style-name="T13">1.0</text:span><text:span text:style-name="T9">.</text:span><text:span text:style-name="T13">1</text:span></text:p>
        <text:p text:style-name="P13"/>
        <text:p text:style-name="P5"><text:span text:style-name="T6">root@rk3288:</text:span>/ # getevent -v32 /dev/input/<text:span text:style-name="T6">event3</text:span></text:p>
        <text:p text:style-name="P5"><text:span text:style-name="T6">getevent </text:span>-v32 /dev/input/<text:span text:style-name="T6">event3</text:span></text:p>
        <text:p text:style-name="P11"><text:s text:c="2"/><text:span text:style-name="T7">events:</text:span></text:p>
        <text:p text:style-name="P7"><text:span text:style-name="T1"><text:s text:c="4"/></text:span><text:span text:style-name="T8">KEY (</text:span><text:span text:style-name="T13">0001</text:span><text:span text:style-name="T8">): 014a</text:span></text:p>
        <text:p text:style-name="P7"><text:span text:style-name="T1"><text:s text:c="4"/></text:span><text:span text:style-name="T8">ABS (</text:span><text:span text:style-name="T13">0003</text:span><text:span text:style-name="T9">): </text:span><text:span text:style-name="T13">0000</text:span><text:span text:style-name="T9"> <text:s/>: value </text:span><text:span text:style-name="T13">12008</text:span><text:span text:style-name="T9">, min </text:span><text:span text:style-name="T13">0</text:span><text:span text:style-name="T9">, max </text:span><text:span text:style-name="T13">16384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1</text:span></text:p>
        <text:p text:style-name="P7"><text:s text:c="16"/><text:span text:style-name="T13">0001</text:span><text:span text:style-name="T9"> <text:s/>: value </text:span><text:span text:style-name="T13">5790</text:span><text:span text:style-name="T9">, min </text:span><text:span text:style-name="T13">0</text:span><text:span text:style-name="T9">, max </text:span><text:span text:style-name="T13">9600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2</text:span></text:p>
        <text:p text:style-name="P7"><text:span text:style-name="T1"><text:s text:c="16"/></text:span><text:span text:style-name="T8">002f <text:s/>: value </text:span><text:span text:style-name="T13">0</text:span><text:span text:style-name="T9">, min </text:span><text:span text:style-name="T13">0</text:span><text:span text:style-name="T9">, max </text:span><text:span text:style-name="T13">9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0</text:span></text:p>
        <text:p text:style-name="P7"><text:s text:c="16"/><text:span text:style-name="T13">0035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16384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1</text:span></text:p>
        <text:p text:style-name="P7"><text:s text:c="16"/><text:span text:style-name="T13">0036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9600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2</text:span></text:p>
        <text:p text:style-name="P7"><text:s text:c="16"/><text:span text:style-name="T13">0039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65535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0</text:span></text:p>
        <text:p text:style-name="P2"> </text:p>
        <text:p text:style-name="P2"><text:span text:style-name="T4">-d</text:span><text:span text:style-name="T5">：如果设备可用，显示设备隐藏的描述信息</text:span></text:p>
        <text:p text:style-name="P2"> </text:p>
        <text:p text:style-name="P2"><text:span text:style-name="T4">-p</text:span><text:span text:style-name="T5">：显示设备支持的事件类型和编码方式</text:span></text:p>
        <text:p text:style-name="P5">root@rk3288:/ # getevent -p /dev/input/<text:span text:style-name="T6">event3</text:span></text:p>
        <text:p text:style-name="P5"><text:span text:style-name="T6">getevent </text:span>-p /dev/input/<text:span text:style-name="T6">event3</text:span></text:p>
        <text:p text:style-name="P5"><text:span text:style-name="T6">add device </text:span><text:span text:style-name="T14">1</text:span>: /dev/input/<text:span text:style-name="T6">event3</text:span></text:p>
        <text:p text:style-name="P7"><text:span text:style-name="T1"><text:s text:c="2"/></text:span><text:span text:style-name="T8">name: <text:s text:c="4"/></text:span><text:span text:style-name="T11">"ILITEK Multi-Touch-V3020"</text:span></text:p>
        <text:p text:style-name="P11"><text:s text:c="2"/><text:span text:style-name="T7">events:</text:span></text:p>
        <text:p text:style-name="P7"><text:span text:style-name="T1"><text:s text:c="4"/></text:span><text:span text:style-name="T8">KEY (</text:span><text:span text:style-name="T13">0001</text:span><text:span text:style-name="T8">): 014a</text:span></text:p>
        <text:p text:style-name="P7"><text:span text:style-name="T1"><text:s text:c="4"/></text:span><text:span text:style-name="T8">ABS (</text:span><text:span text:style-name="T13">0003</text:span><text:span text:style-name="T9">): </text:span><text:span text:style-name="T13">0000</text:span><text:span text:style-name="T9"> <text:s/>: value </text:span><text:span text:style-name="T13">13084</text:span><text:span text:style-name="T9">, min </text:span><text:span text:style-name="T13">0</text:span><text:span text:style-name="T9">, max </text:span><text:span text:style-name="T13">16384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1</text:span></text:p>
        <text:p text:style-name="P7"><text:s text:c="16"/><text:span text:style-name="T13">0001</text:span><text:span text:style-name="T9"> <text:s/>: value </text:span><text:span text:style-name="T13">5284</text:span><text:span text:style-name="T9">, min </text:span><text:span text:style-name="T13">0</text:span><text:span text:style-name="T9">, max </text:span><text:span text:style-name="T13">9600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2</text:span></text:p>
        <text:p text:style-name="P7"><text:span text:style-name="T1"><text:s text:c="16"/></text:span><text:span text:style-name="T8">002f <text:s/>: value </text:span><text:span text:style-name="T13">0</text:span><text:span text:style-name="T9">, min </text:span><text:span text:style-name="T13">0</text:span><text:span text:style-name="T9">, max </text:span><text:span text:style-name="T13">9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0</text:span></text:p>
        <text:p text:style-name="P7"><text:soft-page-break/><text:s text:c="16"/><text:span text:style-name="T13">0035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16384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1</text:span></text:p>
        <text:p text:style-name="P7"><text:s text:c="16"/><text:span text:style-name="T13">0036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9600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32</text:span></text:p>
        <text:p text:style-name="P7"><text:s text:c="16"/><text:span text:style-name="T13">0039</text:span><text:span text:style-name="T9"> <text:s/>: value </text:span><text:span text:style-name="T13">0</text:span><text:span text:style-name="T9">, min </text:span><text:span text:style-name="T13">0</text:span><text:span text:style-name="T9">, max </text:span><text:span text:style-name="T13">65535</text:span><text:span text:style-name="T9">, fuzz </text:span><text:span text:style-name="T13">0</text:span><text:span text:style-name="T9">, flat </text:span><text:span text:style-name="T13">0</text:span><text:span text:style-name="T9">, resolution </text:span><text:span text:style-name="T13">0</text:span></text:p>
        <text:p text:style-name="P11"><text:s text:c="2"/><text:span text:style-name="T7">input props:</text:span></text:p>
        <text:p text:style-name="P11"><text:s text:c="4"/><text:span text:style-name="T7">INPUT_PROP_DIRECT</text:span></text:p>
        <text:p text:style-name="P2"> </text:p>
        <text:p text:style-name="P2"><text:span text:style-name="T4">-i</text:span><text:span text:style-name="T5">：显示设备的所有信息和支持的事件，比 </text:span><text:span text:style-name="T4">-p </text:span><text:span text:style-name="T5">显示更多信息</text:span></text:p>
        <text:p text:style-name="P6">root@rk3288:/ # getevent -i /dev/input/event3</text:p>
        <text:p text:style-name="P2"> </text:p>
        <text:p text:style-name="P2"><text:span text:style-name="T4">-l</text:span><text:span text:style-name="T5">：以文本形式输出事件类型和名称，比 </text:span><text:span text:style-name="T4">-t </text:span><text:span text:style-name="T5">更清楚直观</text:span></text:p>
        <text:p text:style-name="P7"><text:span text:style-name="T15">//</text:span><text:span text:style-name="T16"> </text:span><text:span text:style-name="T17">读取 </text:span><text:span text:style-name="T15">event3 </text:span><text:span text:style-name="T17">数据（触摸屏）</text:span></text:p>
        <text:p text:style-name="P5">root@rk3288:/ # getevent -l /dev/input/<text:span text:style-name="T6">event3</text:span></text:p>
        <text:p text:style-name="P5"><text:span text:style-name="T6">getevent </text:span>-l /dev/input/<text:span text:style-name="T6">event3</text:span></text:p>
        <text:p text:style-name="P7"><text:span text:style-name="T15">//</text:span><text:span text:style-name="T16"> </text:span><text:span text:style-name="T17">事件类型 <text:s text:c="5"/>事件码 <text:s text:c="13"/>事件值</text:span></text:p>
        <text:p text:style-name="P8">EV_ABS <text:s text:c="6"/>ABS_MT_TRACKING_ID <text:s text:c="2"/>0000000f</text:p>
        <text:p text:style-name="P12">EV_ABS <text:s text:c="6"/>ABS_MT_POSITION_X <text:s text:c="3"/>00002bbc</text:p>
        <text:p text:style-name="P12">EV_ABS <text:s text:c="6"/>ABS_MT_POSITION_Y <text:s text:c="3"/>00001b6d</text:p>
        <text:p text:style-name="P12">EV_KEY <text:s text:c="6"/>BTN_TOUCH <text:s text:c="11"/>DOWN</text:p>
        <text:p text:style-name="P12">EV_ABS <text:s text:c="6"/>ABS_X <text:s text:c="15"/>00002bbc</text:p>
        <text:p text:style-name="P12">EV_ABS <text:s text:c="6"/>ABS_Y <text:s text:c="15"/>00001b6d</text:p>
        <text:p text:style-name="P5"><text:span text:style-name="T6">EV_SYN <text:s text:c="6"/>SYN_REPORT <text:s text:c="10"/></text:span><text:span text:style-name="T14">00000000</text:span></text:p>
        <text:p text:style-name="P12">EV_ABS <text:s text:c="6"/>ABS_MT_TRACKING_ID <text:s text:c="2"/>ffffffff</text:p>
        <text:p text:style-name="P12">EV_KEY <text:s text:c="6"/>BTN_TOUCH <text:s text:c="11"/>UP</text:p>
        <text:p text:style-name="P5"><text:span text:style-name="T6">EV_SYN <text:s text:c="6"/>SYN_REPORT <text:s text:c="10"/></text:span><text:span text:style-name="T14">00000000</text:span></text:p>
        <text:p text:style-name="P2"> </text:p>
        <text:p text:style-name="P2"><text:span text:style-name="T4">-q</text:span><text:span text:style-name="T5">：暂时不会使用</text:span></text:p>
        <text:p text:style-name="P2"> </text:p>
        <text:p text:style-name="P2"><text:span text:style-name="T4">-c</text:span><text:span text:style-name="T5">：打印固定数量的事件并退出</text:span></text:p>
        <text:p text:style-name="P5">root@rk3288:/ # getevent -c <text:span text:style-name="T14">10</text:span> /dev/input/<text:span text:style-name="T6">event3</text:span></text:p>
        <text:p text:style-name="P5"><text:span text:style-name="T6">getevent </text:span>-c <text:span text:style-name="T14">10</text:span> /dev/input/<text:span text:style-name="T6">event3</text:span></text:p>
        <text:p text:style-name="P5"><text:soft-page-break/><text:span text:style-name="T14">0003</text:span> <text:span text:style-name="T14">0039</text:span> <text:span text:style-name="T14">00000012</text:span></text:p>
        <text:p text:style-name="P5"><text:span text:style-name="T14">0003</text:span> <text:span text:style-name="T14">0035</text:span><text:span text:style-name="T1"> </text:span><text:span text:style-name="T6">000038a4</text:span></text:p>
        <text:p text:style-name="P5"><text:span text:style-name="T14">0003</text:span> <text:span text:style-name="T14">0036</text:span><text:span text:style-name="T1"> </text:span><text:span text:style-name="T6">000008f5</text:span></text:p>
        <text:p text:style-name="P5"><text:span text:style-name="T14">0001</text:span> 014a <text:span text:style-name="T14">00000001</text:span></text:p>
        <text:p text:style-name="P5"><text:span text:style-name="T14">0003</text:span> <text:span text:style-name="T14">0000</text:span><text:span text:style-name="T1"> </text:span><text:span text:style-name="T6">000038a4</text:span></text:p>
        <text:p text:style-name="P5"><text:span text:style-name="T14">0003</text:span> <text:span text:style-name="T14">0001</text:span><text:span text:style-name="T1"> </text:span><text:span text:style-name="T6">000008f5</text:span></text:p>
        <text:p text:style-name="P5"><text:span text:style-name="T14">0000</text:span> <text:span text:style-name="T14">0000</text:span> <text:span text:style-name="T14">00000000</text:span></text:p>
        <text:p text:style-name="P5"><text:span text:style-name="T14">0003</text:span> <text:span text:style-name="T14">0039</text:span><text:span text:style-name="T1"> </text:span><text:span text:style-name="T6">ffffffff</text:span></text:p>
        <text:p text:style-name="P5"><text:span text:style-name="T14">0001</text:span> 014a <text:span text:style-name="T14">00000000</text:span></text:p>
        <text:p text:style-name="P5"><text:span text:style-name="T14">0000</text:span> <text:span text:style-name="T14">0000</text:span> <text:span text:style-name="T14">00000000</text:span></text:p>
        <text:p text:style-name="P2"> </text:p>
        <text:p text:style-name="P2"><text:span text:style-name="T4">-r</text:span><text:span text:style-name="T5">：显示事件上报速率</text:span></text:p>
        <text:p text:style-name="P7"><text:span text:style-name="T15">//</text:span><text:span text:style-name="T16"> </text:span><text:span text:style-name="T17">检测触摸屏报点速率</text:span></text:p>
        <text:p text:style-name="P5">root@rk3288:/ # getevent -r /dev/input/<text:span text:style-name="T6">event3</text:span></text:p>
        <text:p text:style-name="P5"><text:span text:style-name="T6">getevent </text:span>-r /dev/input/<text:span text:style-name="T6">event3</text:span></text:p>
        <text:p text:style-name="P5"><text:span text:style-name="T14">0003</text:span> <text:span text:style-name="T14">0039</text:span> <text:span text:style-name="T14">00000015</text:span></text:p>
        <text:p text:style-name="P5"><text:span text:style-name="T14">0003</text:span> <text:span text:style-name="T14">0035</text:span><text:span text:style-name="T1"> </text:span><text:span text:style-name="T6">000030d8</text:span></text:p>
        <text:p text:style-name="P5"><text:span text:style-name="T14">0003</text:span> <text:span text:style-name="T14">0036</text:span> <text:span text:style-name="T14">00001954</text:span></text:p>
        <text:p text:style-name="P5"><text:span text:style-name="T14">0001</text:span> 014a <text:span text:style-name="T14">00000001</text:span></text:p>
        <text:p text:style-name="P5"><text:span text:style-name="T14">0003</text:span> <text:span text:style-name="T14">0000</text:span><text:span text:style-name="T1"> </text:span><text:span text:style-name="T6">000030d8</text:span></text:p>
        <text:p text:style-name="P5"><text:span text:style-name="T14">0003</text:span> <text:span text:style-name="T14">0001</text:span> <text:span text:style-name="T14">00001954</text:span></text:p>
        <text:p text:style-name="P5"><text:span text:style-name="T14">0000</text:span> <text:span text:style-name="T14">0000</text:span> <text:span text:style-name="T14">00000000</text:span> rate <text:span text:style-name="T14">0</text:span></text:p>
        <text:p text:style-name="P5"><text:span text:style-name="T14">0003</text:span> <text:span text:style-name="T14">0039</text:span><text:span text:style-name="T1"> </text:span><text:span text:style-name="T6">ffffffff</text:span></text:p>
        <text:p text:style-name="P5"><text:span text:style-name="T14">0001</text:span> 014a <text:span text:style-name="T14">00000000</text:span></text:p>
        <text:p text:style-name="P5"><text:span text:style-name="T14">0000</text:span> <text:span text:style-name="T14">0000</text:span> <text:span text:style-name="T14">00000000</text:span> rate <text:span text:style-name="T14">9</text:span></text:p>
        <text:p text:style-name="P2"> </text:p>
        <text:p text:style-name="P2"> </text:p>
        <text:p text:style-name="P3">参数可以组合使用，一次性查看需要的触摸屏信息</text:p>
        <text:p text:style-name="P5">root@rk3288:/ # getevent -tlr /dev/input/<text:span text:style-name="T6">event3</text:span></text:p>
        <text:p text:style-name="P5"><text:span text:style-name="T6">getevent </text:span>-tlr /dev/input/<text:span text:style-name="T6">event3</text:span></text:p>
        <text:p text:style-name="P5"><text:span text:style-name="T6">[ <text:s text:c="3"/></text:span><text:span text:style-name="T14">2514.550104</text:span><text:span text:style-name="T6">] EV_ABS <text:s text:c="6"/>ABS_MT_TRACKING_ID <text:s text:c="2"/>0000001c</text:span></text:p>
        <text:p text:style-name="P5"><text:soft-page-break/><text:span text:style-name="T6">[ <text:s text:c="3"/></text:span><text:span text:style-name="T14">2514.550104</text:span><text:span text:style-name="T6">] EV_ABS <text:s text:c="6"/>ABS_MT_POSITION_X <text:s text:c="3"/>00002dac</text:span></text:p>
        <text:p text:style-name="P5"><text:span text:style-name="T6">[ <text:s text:c="3"/></text:span><text:span text:style-name="T14">2514.550104</text:span><text:span text:style-name="T6">] EV_ABS <text:s text:c="6"/>ABS_MT_POSITION_Y <text:s text:c="3"/>000018ca</text:span></text:p>
        <text:p text:style-name="P5"><text:span text:style-name="T6">[ <text:s text:c="3"/></text:span><text:span text:style-name="T14">2514.550104</text:span><text:span text:style-name="T6">] EV_KEY <text:s text:c="6"/>BTN_TOUCH <text:s text:c="11"/>DOWN</text:span></text:p>
        <text:p text:style-name="P5"><text:span text:style-name="T6">[ <text:s text:c="3"/></text:span><text:span text:style-name="T14">2514.550104</text:span><text:span text:style-name="T6">] EV_ABS <text:s text:c="6"/>ABS_X <text:s text:c="15"/>00002dac</text:span></text:p>
        <text:p text:style-name="P5"><text:span text:style-name="T6">[ <text:s text:c="3"/></text:span><text:span text:style-name="T14">2514.550104</text:span><text:span text:style-name="T6">] EV_ABS <text:s text:c="6"/>ABS_Y <text:s text:c="15"/>000018ca</text:span></text:p>
        <text:p text:style-name="P5"><text:span text:style-name="T6">[ <text:s text:c="3"/></text:span><text:span text:style-name="T14">2514.550104</text:span>] EV_SYN <text:s text:c="6"/>SYN_REPORT <text:s text:c="10"/><text:span text:style-name="T14">00000000</text:span> <text:s text:c="12"/>rate <text:span text:style-name="T14">0</text:span></text:p>
        <text:p text:style-name="P5"><text:span text:style-name="T6">[ <text:s text:c="3"/></text:span><text:span text:style-name="T14">2514.638845</text:span><text:span text:style-name="T6">] EV_ABS <text:s text:c="6"/>ABS_MT_TRACKING_ID <text:s text:c="2"/>ffffffff</text:span></text:p>
        <text:p text:style-name="P5"><text:span text:style-name="T6">[ <text:s text:c="3"/></text:span><text:span text:style-name="T14">2514.638845</text:span><text:span text:style-name="T6">] EV_KEY <text:s text:c="6"/>BTN_TOUCH <text:s text:c="11"/>UP</text:span></text:p>
        <text:p text:style-name="P5"><text:span text:style-name="T6">[ <text:s text:c="3"/></text:span><text:span text:style-name="T14">2514.638845</text:span>] EV_SYN <text:s text:c="6"/>SYN_REPORT <text:s text:c="10"/><text:span text:style-name="T14">00000000</text:span> <text:s text:c="12"/>rate <text:span text:style-name="T14">11</text:span></text:p>
        <text:p text:style-name="P2">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ato" svg:font-family="Lato, 'Helvetica Neue', Helvetica, Arial, sans-serif"/>
    <style:font-face style:name="Lucida Grande" svg:font-family="'Lucida Grande', 'Lucida Sans Unicode', Helvetica, Arial, Verdana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8:20:13.014588433</meta:creation-date>
    <dc:date>2019-08-09T18:20:43.474507359</dc:date>
    <meta:editing-duration>PT30S</meta:editing-duration>
    <meta:editing-cycles>1</meta:editing-cycles>
    <meta:document-statistic meta:table-count="0" meta:image-count="0" meta:object-count="0" meta:page-count="8" meta:paragraph-count="216" meta:word-count="1194" meta:character-count="7233" meta:non-whitespace-character-count="5738"/>
    <meta:generator>LibreOffice/5.1.6.2$Linux_X86_64 LibreOffice_project/10m0$Build-2</meta:generator>
  </office:meta>
</office:document-meta>
</file>